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5071b" officeooo:paragraph-rsid="0015071b"/>
    </style:style>
    <style:style style:name="P2" style:family="paragraph" style:parent-style-name="Standard">
      <style:paragraph-properties fo:text-align="center" style:justify-single-word="false"/>
      <style:text-properties officeooo:rsid="0015071b" officeooo:paragraph-rsid="0015071b"/>
    </style:style>
    <style:style style:name="P3" style:family="paragraph" style:parent-style-name="Standard" style:list-style-name="L1">
      <style:text-properties officeooo:rsid="0015ddc8" officeooo:paragraph-rsid="0015ddc8"/>
    </style:style>
    <style:style style:name="P4" style:family="paragraph" style:parent-style-name="Standard">
      <style:text-properties officeooo:rsid="0015ddc8" officeooo:paragraph-rsid="0015ddc8"/>
    </style:style>
    <style:style style:name="T1" style:family="text">
      <style:text-properties officeooo:rsid="0015ddc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ULIAH DATA MINING</text:p>
      <text:list xml:id="list2093397605" text:style-name="L1">
        <text:list-item>
          <text:p text:style-name="P1">Jadwal &gt; Senin, 08.00</text:p>
        </text:list-item>
        <text:list-item>
          <text:p text:style-name="P1">Materi &gt; tersedia file materi kuliah</text:p>
        </text:list-item>
        <text:list-item>
          <text:p text:style-name="P1">Presensi 2x &gt; SINTAK (Presensi Kuliah), Presensi CYBER (Praktikum). WAJIB PRESENSI <text:span text:style-name="T1">karena akan di cross chek dengan pengumpulan tugas/ujian</text:span></text:p>
        </text:list-item>
        <text:list-item>
          <text:p text:style-name="P1">Praktikum &gt; SOFTWARE = LibreOffice (versi 6 atau 7) untuk membantu pengolahan data,</text:p>
          <text:p text:style-name="P1">MySQL, Optional (R programming dan PostgreSQL</text:p>
        </text:list-item>
        <text:list-item>
          <text:p text:style-name="P3">Nilai : <text:span text:style-name="T3">TUGAS</text:span> (50%), UTS (25%), UAS (25%). Jangan komplain nilai di AEP (komplain langsung)</text:p>
        </text:list-item>
        <text:list-item>
          <text:p text:style-name="P3">08.00 – 09.00 : kuliah, menjelaskan tentang konsep data mining (algoritma) dan implementasinya. </text:p>
          <text:p text:style-name="P3">09.00 – 10.00 : OFFLINE (mengerjakan tutorial), </text:p>
          <text:p text:style-name="P3">10.00 – 12.00 praktik coding.</text:p>
        </text:list-item>
        <text:list-item>
          <text:p text:style-name="P3">Memasukan data yang benar di SINTAK (nomor HP) maksimal tanggal 11 September 2020.</text:p>
        </text:list-item>
        <text:list-item>
          <text:p text:style-name="P3">Semua aktivitas hanya berlangsung di CYBER dan pada jam kuliah.</text:p>
        </text:list-item>
      </text:list>
      <text:p text:style-name="P4"/>
      <text:p text:style-name="P4"><text:a xlink:type="simple" xlink:href="http://ikomunika.web.id/diesti" text:style-name="Internet_20_link" text:visited-style-name="Visited_20_Internet_20_Link">http://ikomunika.web.id/diesti</text:a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id" fo:country="ID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id" fo:country="ID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lon Leong</meta:initial-creator>
    <meta:creation-date>2020-09-07T08:39:44.943000000</meta:creation-date>
    <dc:date>2020-09-07T09:01:12.471000000</dc:date>
    <dc:creator>Marlon Leong</dc:creator>
    <meta:editing-duration>PT48S</meta:editing-duration>
    <meta:editing-cycles>1</meta:editing-cycles>
    <meta:document-statistic meta:table-count="0" meta:image-count="0" meta:object-count="0" meta:page-count="1" meta:paragraph-count="13" meta:word-count="120" meta:character-count="797" meta:non-whitespace-character-count="693"/>
    <meta:generator>LibreOffice/7.0.0.3$Windows_x86 LibreOffice_project/8061b3e9204bef6b321a21033174034a5e2ea88e</meta:generator>
  </office:meta>
</office:document-meta>
</file>